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6d32"/>
    </style:style>
    <style:style style:name="P2" style:family="paragraph" style:parent-style-name="Standard">
      <style:text-properties officeooo:paragraph-rsid="000f4606"/>
    </style:style>
    <style:style style:name="P3" style:family="paragraph" style:parent-style-name="Standard">
      <style:text-properties officeooo:paragraph-rsid="000f69e4"/>
    </style:style>
    <style:style style:name="P4" style:family="paragraph" style:parent-style-name="Standard">
      <style:text-properties officeooo:paragraph-rsid="0011fd7d"/>
    </style:style>
    <style:style style:name="T1" style:family="text">
      <style:text-properties officeooo:rsid="000d6d32"/>
    </style:style>
    <style:style style:name="T2" style:family="text">
      <style:text-properties officeooo:rsid="000f4606"/>
    </style:style>
    <style:style style:name="T3" style:family="text">
      <style:text-properties officeooo:rsid="000f69e4"/>
    </style:style>
    <style:style style:name="T4" style:family="text">
      <style:text-properties officeooo:rsid="0011fd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o figure out exactly how adding cache to the system would affect it as a whole, I needed to find out tCPU, tbs, tiIO, tpIO, and the inter page fault time as a function of the cache miss rate. First, using values given in the assignment for the times listed above and the time of one cycle, I found <text:s/>tCPU, tbs, tiIO, </text:span><text:span text:style-name="T2">and </text:span><text:span text:style-name="T1">tpIO, in terms of cycles as follows:</text:span></text:p>
      <text:p text:style-name="P1"/>
      <text:p text:style-name="P1"><text:span text:style-name="T1">tCPU = (40ms) / (10^-6 ms/cycle) = </text:span><text:span text:style-name="T2">4*10^7 cycles</text:span></text:p>
      <text:p text:style-name="P2"><text:span text:style-name="T2">tbs = (2sec) / (10^-9 sec/cycle) = 2*10^9 cycles</text:span></text:p>
      <text:p text:style-name="P2"><text:span text:style-name="T2">tiIO = tpIO = (16ms) / (10^-6 ms/cycle) = 1.6 * 10^7 cycles</text:span></text:p>
      <text:p text:style-name="P2"><text:span text:style-name="T2"/></text:p>
      <text:p text:style-name="P2"><text:span text:style-name="T4">Note that I don't have to do this for the inter page fault time since I am already using the cache miss rate to calculate the inter page fault time to begin with. <text:s/></text:span><text:span text:style-name="T2">Next, using the original cache I found the average number of cycles per instruction in terms of the miss rate (MR):</text:span></text:p>
      <text:p text:style-name="P2"><text:span text:style-name="T2"/></text:p>
      <text:p text:style-name="P2"><text:span text:style-name="T2">cycles/instruction = .98*1 + .02*51 = 2</text:span></text:p>
      <text:p text:style-name="P2"><text:span text:style-name="T2"/></text:p>
      <text:p text:style-name="P2"><text:span text:style-name="T2">This allowed me to find tCPU, tbs, tiIO and tpIO in terms of instructions:</text:span></text:p>
      <text:p text:style-name="P2"><text:span text:style-name="T2"/></text:p>
      <text:p text:style-name="P2"><text:span text:style-name="T2">tCPU = 2*10^7 instructions</text:span></text:p>
      <text:p text:style-name="P2"><text:span text:style-name="T2">tbs = 1*10^9 instructions</text:span></text:p>
      <text:p text:style-name="P2"><text:span text:style-name="T2">tiIO = tpIO = 8*10^6 instructions</text:span></text:p>
      <text:p text:style-name="P2"><text:span text:style-name="T2"/></text:p>
      <text:p text:style-name="P2"><text:span text:style-name="T2">Now, I could find the cycles per instruction in terms of the miss rate (MR) and then use this to find the new times for tCPU, tbs, tiIO and tpIO based on the miss rate:</text:span></text:p>
      <text:p text:style-name="P2"><text:span text:style-name="T2"/></text:p>
      <text:p text:style-name="P2"><text:span text:style-name="T2">cycles/instruction = (1-MR)*1 + MR*51 = MR*50 + 1</text:span></text:p>
      <text:p text:style-name="P2"><text:span text:style-name="T3">ms/</text:span><text:span text:style-name="T2">instruction = (MR*50 + 1)*10^-6 ms/</text:span><text:span text:style-name="T3">instruction</text:span></text:p>
      <text:p text:style-name="P2"><text:span text:style-name="T2"/></text:p>
      <text:p text:style-name="P3"><text:span text:style-name="T3">tCPU = 2*10^7*10^-6*(MR*50+1) = 20*(MR*50+1) ms</text:span></text:p>
      <text:p text:style-name="P3"><text:span text:style-name="T3">tbs = 1*10^9*10^-6*(MR*50+1) = 1000*(MR*50+1) ms</text:span></text:p>
      <text:p text:style-name="P3"><text:span text:style-name="T3">tiIO = tpIO = 8*10^6*10^-6*(MR*50+1) = 8*(MR*50+1) ms</text:span></text:p>
      <text:p text:style-name="P3"><text:span text:style-name="T3"/></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adh </meta:initial-creator>
    <meta:creation-date>2013-11-15T21:13:46</meta:creation-date>
    <dc:date>2013-11-15T21:55:33</dc:date>
    <dc:creator>katadh </dc:creator>
    <meta:editing-duration>PT9M25S</meta:editing-duration>
    <meta:editing-cycles>3</meta:editing-cycles>
    <meta:generator>LibreOffice/4.0.2.2$Linux_X86_64 LibreOffice_project/400m0$Build-2</meta:generator>
    <meta:document-statistic meta:table-count="0" meta:image-count="0" meta:object-count="0" meta:page-count="1" meta:paragraph-count="16" meta:word-count="260" meta:character-count="1402" meta:non-whitespace-character-count="1156"/>
  </office:meta>
</office:document-meta>
</file>